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15</text:p>
      <text:p text:style-name="P3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On page 2, there is an insertion of a large portion of text that Morais wrote on a separate piece of paper.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Page]</text:p>
      <text:p text:style-name="P5">On Penitence/</text:p>
      <text:p text:style-name="P5">[Hebrew]/</text:p>
      <text:p text:style-name="P5"/>
      <text:p text:style-name="P4">[Page 1]</text:p>
      <text:p text:style-name="P4">Brethren. <text:s/>In the days of old, when a public fast/ was proclaimed <text:span text:style-name="T1">to avert some impending cala-</text:span><text:span text:style-name="T3">/ </text:span><text:span text:style-name="T1">-mity</text:span><text:span text:style-name="T3">, our ancestors assembled </text:span><text:span text:style-name="T1">largely</text:span><text:span text:style-name="T3"> numerously in a/ very spacious place, and chose form their/ midst a person, whose admonitions--supported/ by the weight of his character--might beneficially impress/ all hearers and draw them again near to God./ <text:s/>That respect man mounting a pulpit,/ thus addressed his audience: "Brethren: neither/ your sackcloth nor your fasting will avail/ you, repentance and virtuous actions will/ effect a purpose. <text:s/>For, Holy Writ declares that/ the people of Nineveh received God's pardon/ not by reason of their abstaining from food/ and drink and dressing coarsely, but through/ their good deeds." <text:s/>[Hebrew] <text:s/>In the same language,/ those whom Jewish congregations have selected/ as spiritual guides, must now speak with/ all the powers at their command, even now at/ this most solemn time, when God's sentence is about/</text:span></text:p>
      <text:p text:style-name="P7"/>
      <text:p text:style-name="P7">[Page 2]</text:p>
      <text:p text:style-name="P4"><text:span text:style-name="T3">to be pronounced. <text:s/>Israelites. <text:s/>If a/ steadfast determination to conform here-/-after to the dictates of religion, impells[sic!] you/ to celebrate this soul-stirring season of our year,/ you will benefit </text:span><text:soft-page-break/><text:span text:style-name="T3">yourselves everlastingly./ <text:s/>You will be relieved of the burden of former/ trespasses by the mercy of a universal Father./ <text:s/>But if a fatal error should lure you into/ the belief that outward worship will com-/-pensate for shortcomings, you will simply/ add to the weight of that burden./</text:span></text:p>
      <text:p text:style-name="P4"><text:span text:style-name="T3">Let me quote the Sages [Hebrew] He that says: I will/ follow my own inclinations whatever they may/ be, for the day of atonement will make it/ all right, is for ever lost. <text:s/>But I will/ not generalize, when it is my bounden/ duty to enter into particulars. <text:s/>[Inserted:] We read in the Mishnah, which is the repository of Jewish traditions, that in the days of old, when/ a public fast was proclaimed, our ancestors assembled in large number at a place well fitted for the/ occasion. <text:s/>A person, the weight of whose character </text:span><text:span text:style-name="T1">would</text:span><text:span text:style-name="T3"> lent his words great influence would/ be asked to address the multitudes. <text:s/>What was the nature of the sermon? <text:s/>No rhetorical flourishes, not/ a display of doctrinary powers distinguished it. <text:s/>The preacher went straight into the subject without/ preliminary remarks. <text:s/>He quoted the Bible and showed by what means pardon can be purchased./ <text:s/>Not by tearing one's garments and by weeping; not by putting on sackcloth and submitting to the thirty nine/ stripes, nor even by chastening the body with a privation of food and drink. <text:s/>The only and sure way to/ bring about a reconciliation between the sinner and his God, is to sin no more; or, to say it in the ex-/hortative language of Daniel to King Nebuchadnezzar, [Hebrew] "redeem thy faults by/ righteousness." <text:s/>The people of Nineveh upon hearing that a doom was impending, cried loudly, sat/ upon ashes and prayed, but Holy Writ recording those circumstances, </text:span><text:span text:style-name="T1">urges</text:span><text:span text:style-name="T3"> says nevertheless [Hebrew]/ "God saw their actions" namely [Hebrew] "that they turned away form their evil doings"/ <text:s/>Nearly in </text:span><text:span text:style-name="T1">about</text:span><text:span text:style-name="T3"> this manner that man chosen in ancient times to preach penitence, spoke. <text:s/>In the same lan-/-guage or very </text:span><text:span text:style-name="T1">near</text:span><text:span text:style-name="T3"> much like it, persons chosen by Jewish Congregations as spiritual guides must speak/ on this Sabbath preceding the awe inspiring annual fast. <text:s/>Brethren. <text:s/>Most consolatory is the in-/-struction of the prophet on the river Chebar. <text:s/>In his days, </text:span><text:span text:style-name="T1">like</text:span><text:span text:style-name="T3"> as in </text:span><text:span text:style-name="T1">those</text:span><text:span text:style-name="T3"> the days of his </text:span><text:span text:style-name="T1">predecessors</text:span><text:span text:style-name="T3"> contemporary Jeremiah, our ancestors made use/ of a current proverb, to signify that repentance was of no account absolutely powerless because the children must unavoid-/ably suffer on account of the iniquities of their parents. <text:s/>At that, Ezekiel arose with all the power of/ truth to vindicate the justice of God. <text:s/>Not so, he exclaimed: the soul of the father and the soul of the/ son are mine, the soul that sinneth that shall die. <text:s/>Every one according to his own ways will/ I judge you, O house of Israel, says the Lord God: Make for yourselves a new heart and a new/ spirit, turn back and live. <text:s/>Those sentiments which inspiration dictated found expression on the lips/ of the Sages: [Hebrew]. <text:s/>No partition can separate us from God, if we approach/ Him in penitence. <text:s/>But do you know what is an </text:span><text:span text:style-name="T1">impenetrable</text:span><text:span text:style-name="T3"> unbroken division? <text:s/>An error unhappily pre-/valent among some Israelites. <text:s/>Never mind our prevarications, never mind our acting the whole year round/ as if the Decalogue had not been delivered; as if the 11th chapter of the book of Leviticus had never been/ written, </text:span><text:span text:style-name="T4">Yom Kippur will </text:span><text:span text:style-name="T2">make it</text:span><text:span text:style-name="T4"> set all right. <text:s/>For by abstaining from two meals, we </text:span><text:span text:style-name="T2">pay up</text:span><text:span text:style-name="T4"> make in compensation/ for all transgressions and are square again. <text:s/>No exclaim the Talmudists [Hebrew]/ [Hebrew]. <text:s/>He who thinks that he can do wrong and the day of/ atonement can rectify all things, will die with black stains on his soul. <text:s/>But I will not generalize/ when it is my painful duty to descend into particulars. <text:s/>A falling off in the observance &amp;c [end insert] A</text:span><text:span text:style-name="T3"> falling/ off in the observance of Biblical ordinances is indeed visibly great. <text:s/>It was once our boast/ that the Mosaic Law acted as a check/ upon </text:span><text:span text:style-name="T1">immoral</text:span><text:span text:style-name="T3"> wrong practices, but with its gra-/-dual abandonment there has grown a looseness of principles/</text:span></text:p>
      <text:p text:style-name="P7"/>
      <text:p text:style-name="P7">[Page 3]</text:p>
      <text:p text:style-name="P4"><text:span text:style-name="T3">which sets our coreligionists in a very unenvi-/-able light. <text:s/>Were I disposed to offer to/ view what the domestic roof covers up, I might point to husbands who sadden the/ existence of their best friends on earth by/ habits clashing with </text:span><text:span text:style-name="T1">domestic obligations</text:span><text:span text:style-name="T3"> home duties; I/ might show sons who draw scalding tears/ from the authors and supporters of their earthly/ existence, sisters whose petty quarrels es-/-trange from each other, brothers whose/ incompatibility of temperament ripened into/ hatred. <text:s/>But I forbear, not because such/ acts deserve justification in any degree,/ but because thank God their </text:span><text:soft-page-break/><text:span text:style-name="T3">commission is/ neither very prevalent nor so unblushingly/ displayed as some others. <text:s/>For, I hold it/ as my opinion, that when sin stalks abroad/ with an air of defiance, then are the chosen/ guardians of the faith principally called upon to/ brand it with the stigma of public reproach./</text:span></text:p>
      <text:p text:style-name="P7"/>
      <text:p text:style-name="P7">[Page 4]</text:p>
      <text:p text:style-name="P4"><text:span text:style-name="T3">Now: it is notoriously known that of/ all transgressions, the desecration of the Sabbath/ is the most rampant. <text:s/>Perhaps at no period/ of our history in modern times has that offense/ against the Decalogue been so wide-spread/ and so unconcernedly perpetrated. <text:s/>I had fancied that our ancestors/ could not have </text:span><text:span text:style-name="T1">credited</text:span><text:span text:style-name="T3"> predicted that liberty and the/ promulgation at Sinai would have come into/ open collision, and I was once </text:span><text:span text:style-name="T1">disposed</text:span><text:span text:style-name="T3"> inclined to con-/-sider a saying common in Talmudical ages,/ as the offspring of gentile ill-will. <text:s/>"Af-/-fliction becomes the Jews like a red rose on/ a white horse" was the adage; but noticing how/ very few of the freedom-loving Israelites of/ America submit to the rule of their Sovereign/ Legislator, I changed my mind. <text:s/>Of/ course, I shrink at the memory of long/ years of persecution, when we were huddled/ </text:span><text:span text:style-name="T1">up</text:span><text:span text:style-name="T3"> together within narrow quarters and compelled/ to </text:span><text:span text:style-name="T1">drudge</text:span><text:span text:style-name="T3"> plod for a living, or </text:span><text:span text:style-name="T1">conceal</text:span><text:span text:style-name="T3"> hide away our earnings/ lest they be plundered, yet when I recall/ the pleasure manifested in those years/</text:span></text:p>
      <text:p text:style-name="P7"/>
      <text:p text:style-name="P7">[Page 5]</text:p>
      <text:p text:style-name="P4"><text:span text:style-name="T3">of oppression at the ushering in of the/ Sabbath, its welcome in our homes, the/ greetings it received at the family table/ with hymns and psalmody; when I contrast/ that enthusiasm with the present cold indifference, I must/ grant that the adage emanated from men/ </text:span><text:span text:style-name="T1">with</text:span><text:span text:style-name="T3"> of deep wisdom and extraordinary foresight./ <text:s/>But is it because the men of Israel evil-/-fully or compulsorily follow their vocations/ on the sabbath that the women of Israel/ are exonerated from a sacred duty? <text:s/>Are they/ constrained to forego practices, which cast a/ halo round their firesides? <text:s/>Must they/ be seen in the market palce, and in tho-/-roughfares making their purchases so publicly,/ that the act creates scandal much to the/ sorrow of the God-fearing? <text:s/>Who does not/ know that more than the habits of the fathers, the/ </text:span><text:span text:style-name="T1">practices</text:span><text:span text:style-name="T3"> doings of the mother have a lasting influence/ upon the young? <text:s/>Unconsciously, perhaps,/ but surely will the women of my people/ sow impiety by their disregard of an essential/</text:span></text:p>
      <text:p text:style-name="P7"/>
      <text:p text:style-name="P7">[Page 6]</text:p>
      <text:p text:style-name="P4"><text:span text:style-name="T3">tenet of Judaism. <text:s/>Children losing their/ respect for one of ten commandments, will learn/ to disbelieve </text:span><text:span text:style-name="T1">in</text:span><text:span text:style-name="T3"> in the Divine origin of any, and be/ goaded on to trample under foot truths on/ which the stability of society and the welfare/ of individuals depend. <text:s/>Think of it,/ my coreligionists. <text:s/>Reflect upon it, my sisters/ in faith, and since it lies mainly with you/ to build your homes on solid foundations,/ exercise your powers to that blessed end./ <text:s/>The Judge, to whose august presence, we/ know not how soon any of us may be/ summoned, will not ask how finely we/ have provided for the embellishment of our/ domiciles, or for the outward appearance/ of our sons and daughters. <text:s/>He will inquire/ how far we have striven to imbue </text:span><text:span text:style-name="T1">them</text:span><text:span text:style-name="T3">/ our progeny with the truths imparted at/ Horeb, teaching them to trust in God, rather/ than in our schemes and untiring prospects/</text:span></text:p>
      <text:p text:style-name="P7"/>
      <text:p text:style-name="P7">[Page 7]</text:p>
      <text:p text:style-name="P7">for self-aggrandizement, how far we/ have inspired veneration for His word, and/ a feeling of moderation and contentment./ <text:s/>Are we prepared to fulfil[sic!] that parental charge?/ <text:s/>Are we determined to suppress our will so/ that the will of our Creator be done on/ earth as it is done in heaven? <text:s/>[Hebrew] <text:s/>Shall our/ living example <text:span text:style-name="T1">inspire</text:span> instill into those to whom we have/ voluntarily given existence a sentiment of respect/ for their ancient creed? <text:s/>Will our daily practices/ enforce morality, as well as a rigid adherence/ to behests distinguishing consistent Israelites?/ <text:s/>If the solemnity of this season and the/ <text:span text:style-name="T1">charge</text:span> call of our merciful God who beckons/ us <text:span text:style-name="T1">to</text:span> near to Him, have happily influenced/ our minds, we shall not depart hence/ on Yom Kippur, until we be born again to/ a life of righteousness and <text:soft-page-break/>everlasting blessings./ <text:s/>Oh let us beseech the Donor of all good/ to bestow on us the strength to do right,/ and grant us the inward satisfaction--more/ valuable than rubies--of having faithfully/</text:p>
      <text:p text:style-name="P7"/>
      <text:p text:style-name="P7">[Page 8]</text:p>
      <text:p text:style-name="P7">performed the task which nature and religion/ impose upon parents. <text:s/>Let us pray/ that He may bid His angels accompany our/ steps, so that we stumble no more against/ stones which a rebellious disposition raises/ up. <text:s/>May we proceed forward in an/ even way till we reach the haven of our final/ destruction in peace with our conscience,/ in peace with our saving God. <text:s/>May we be/ eternized on earth by a progeny of spotless charac-/-ter, and beatified in heaven by the memorial/ of a well spent life. <text:s/>Am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28T15:15:39.14</meta:creation-date>
    <dc:date>2012-07-02T10:39:00.67</dc:date>
    <dc:creator>Penn Libraries</dc:creator>
    <meta:editing-duration>PT00H27M0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1" meta:word-count="1954" meta:character-count="11957"/>
  </office:meta>
</office:document-meta>
</file>